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970000010B5F6CE643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29cm" svg:height="3.072cm" svg:x="0.615cm" svg:y="0.248cm">
          <draw:image xlink:href="Pictures/20000002000002970000010B5F6CE643.eps" xlink:type="simple" xlink:show="embed" xlink:actuate="onLoad">
            <text:p/>
          </draw:image>
        </draw:frame>
        <draw:frame draw:style-name="gr2" draw:layer="layout" svg:width="0.937cm" svg:height="0.329cm" svg:x="4.699cm" svg:y="2.9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757cm" svg:height="0.329cm" svg:x="4.831cm" svg:y="0.30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26cm" svg:height="0.329cm" svg:x="0.771cm" svg:y="1.1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92cm" svg:height="0.329cm" svg:x="7.282cm" svg:y="1.195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5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5T18:07:43</dc:date>
    <dc:creator>kkk </dc:creator>
    <meta:generator>LibreOffice/3.3$Linux LibreOffice_project/330m19$Build-401</meta:generator>
    <meta:editing-duration>PT8H34M5S</meta:editing-duration>
    <meta:editing-cycles>40</meta:editing-cycles>
    <meta:document-statistic meta:object-count="5"/>
  </office:meta>
</office:document-meta>
</file>

<file path=Object 1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پڑھ/overline{لکھ}</annotation>
  </semantics>
</math>
</file>

<file path=Object 2/content.xml><?xml version="1.0" encoding="utf-8"?>
<math xmlns="http://www.w3.org/1998/Math/MathML">
  <semantics>
    <mi mathvariant="italic">منتخب</mi>
    <annotation encoding="StarMath 5.0">منتخب</annotation>
  </semantics>
</math>
</file>

<file path=Object 3/content.xml><?xml version="1.0" encoding="utf-8"?>
<math xmlns="http://www.w3.org/1998/Math/MathML">
  <semantics>
    <mi mathvariant="italic">درآمد</mi>
    <annotation encoding="StarMath 5.0">درآمد</annotation>
  </semantics>
</math>
</file>

<file path=Object 4/content.xml><?xml version="1.0" encoding="utf-8"?>
<math xmlns="http://www.w3.org/1998/Math/MathML">
  <semantics>
    <mi mathvariant="italic">برآمد</mi>
    <annotation encoding="StarMath 5.0">برآمد</annotation>
  </semantics>
</math>
</file>